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69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1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041cm"/>
    </style:style>
    <style:style style:name="co14" style:family="table-column">
      <style:table-column-properties fo:break-before="auto" style:column-width="0.801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4.782cm"/>
    </style:style>
    <style:style style:name="co17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63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1.05cm"/>
    </style:style>
    <style:style style:name="co21" style:family="table-column">
      <style:table-column-properties fo:break-before="auto" style:column-width="3.648cm"/>
    </style:style>
    <style:style style:name="co22" style:family="table-column">
      <style:table-column-properties fo:break-before="auto" style:column-width="3.344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4.119cm"/>
    </style:style>
    <style:style style:name="co25" style:family="table-column">
      <style:table-column-properties fo:break-before="auto" style:column-width="0.524cm"/>
    </style:style>
    <style:style style:name="co26" style:family="table-column">
      <style:table-column-properties fo:break-before="auto" style:column-width="3.261cm"/>
    </style:style>
    <style:style style:name="co27" style:family="table-column">
      <style:table-column-properties fo:break-before="auto" style:column-width="2.653cm"/>
    </style:style>
    <style:style style:name="co28" style:family="table-column">
      <style:table-column-properties fo:break-before="auto" style:column-width="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order="0.06pt solid #000000"/>
      <style:map style:condition="cell-content()&lt;3" style:apply-style-name="Sin_20_título2" style:base-cell-address="'1101'.H2"/>
      <style:map style:condition="cell-content()=0" style:apply-style-name="Heading" style:base-cell-address="'1101'.H2"/>
    </style:style>
    <style:style style:name="ce10" style:family="table-cell" style:parent-style-name="Default">
      <style:table-cell-properties fo:background-color="#ff0000"/>
      <style:text-properties fo:color="#0000ff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8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19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visibility="collapse" table:default-cell-style-name="ce1"/>
        <table:table-column table:style-name="co8" table:default-cell-style-name="ce1"/>
        <table:table-column table:style-name="co9" table:visibility="collapse" table:default-cell-style-name="ce1"/>
        <table:table-column table:style-name="co6" table:default-cell-style-name="ce3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1-ggb</text:p>
          </table:table-cell>
          <table:table-cell table:style-name="ce2" office:value-type="string" calcext:value-type="string">
            <text:p>2-ggb</text:p>
          </table:table-cell>
          <table:table-cell table:style-name="ce2" office:value-type="string" calcext:value-type="string">
            <text:p>Quiz</text:p>
          </table:table-cell>
          <table:table-cell table:style-name="ce2"/>
          <table:table-cell table:style-name="ce4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I2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K2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([.K3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([.I4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formula="of:=([.K4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5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K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6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formula="of:=([.K6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([.K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I8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formula="of:=([.K8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style-name="ce3" table:formula="of:=([.I9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K9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I10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K10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11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I12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2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style-name="ce3" table:formula="of:=([.I13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K13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K14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15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K1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([.K16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7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K17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formula="of:=([.I18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" table:formula="of:=([.K18]*3/1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19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K1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I20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K20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I21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K21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([.K22]*3/10)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2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I24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K24]*3/10)"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K25]*3/10)" office:value-type="float" office:value="0.9" calcext:value-type="float">
            <text:p>0,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formula="of:=([.I26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K2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3" table:formula="of:=([.I27]/35*5)+1" office:value-type="float" office:value="2.71428571428571" calcext:value-type="float">
            <text:p>2,7142857143</text:p>
          </table:table-cell>
          <table:table-cell/>
          <table:table-cell table:formula="of:=([.K27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28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K2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Lizeth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([.K30]*3/10)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1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K31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I32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formula="of:=([.K32]*3/10)" office:value-type="float" office:value="2.7" calcext:value-type="float">
            <text:p>2,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([.K33]*3/10)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34]/35*5)+1" office:value-type="float" office:value="2.71428571428571" calcext:value-type="float">
            <text:p>2,7142857143</text:p>
          </table:table-cell>
          <table:table-cell/>
          <table:table-cell table:formula="of:=([.K34]*3/1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Jesica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([.K35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I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K36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style-name="ce3" table:formula="of:=([.I37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K37]*3/10)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3" table:formula="of:=([.I38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" table:formula="of:=([.K38]*3/10)"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([.K39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" table:formula="of:=([.I40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K40]*3/10)"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style-name="ce3" table:formula="of:=([.I41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K41]*3/10)" office:value-type="float" office:value="0.9" calcext:value-type="float">
            <text:p>0,9</text:p>
          </table:table-cell>
          <table:table-cell table:number-columns-repeated="4"/>
        </table:table-row>
      </table:table>
      <table:table table:name="903" table:style-name="ta1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ggb</text:p>
          </table:table-cell>
          <table:table-cell table:style-name="ce6" office:value-type="string" calcext:value-type="string">
            <text:p>Anim_ggb</text:p>
          </table:table-cell>
          <table:table-cell table:style-name="ce6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.15" calcext:value-type="float">
            <text:p>4,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5" table:number-columns-repeated="8"/>
          <table:table-cell table:style-name="Default"/>
        </table:table-row>
        <table:table-row table:style-name="ro1">
          <table:table-cell table:style-name="ce5" table:number-columns-repeated="8"/>
          <table:table-cell table:style-name="Default"/>
        </table:table-row>
      </table:table>
      <table:table table:name="1101" table:style-name="ta1">
        <table:table-column table:style-name="co18" table:default-cell-style-name="Default"/>
        <table:table-column table:style-name="co19" table:default-cell-style-name="ce1"/>
        <table:table-column table:style-name="co13" table:default-cell-style-name="ce1"/>
        <table:table-column table:style-name="co20" table:default-cell-style-name="ce1"/>
        <table:table-column table:style-name="co10" table:number-columns-repeated="3" table:default-cell-style-name="ce1"/>
        <table:table-column table:style-name="co10" table:default-cell-style-name="ce9"/>
        <table:table-column table:style-name="co10" table:default-cell-style-name="ce1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rob.</text:p>
          </table:table-cell>
          <table:table-cell table:style-name="Default" table:number-columns-repeated="3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7"/>
          <table:table-cell table:number-columns-repeated="2"/>
          <table:table-cell office:value-type="float" office:value="15" calcext:value-type="float">
            <text:p>15</text:p>
          </table:table-cell>
          <table:table-cell table:formula="of:=[.G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G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8"/>
          <table:table-cell table:number-columns-repeated="2"/>
          <table:table-cell office:value-type="float" office:value="11" calcext:value-type="float">
            <text:p>11</text:p>
          </table:table-cell>
          <table:table-cell table:formula="of:=[.G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G10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formula="of:=[.G11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12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G13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G14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5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16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G17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G18]*4.5/23" office:value-type="float" office:value="3.32608695652174" calcext:value-type="float">
            <text:p>3,326086956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G1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 table:number-columns-repeated="3"/>
          <table:table-cell table:formula="of:=[.G20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21]*4.5/23" office:value-type="float" office:value="3.1304347826087" calcext:value-type="float">
            <text:p>3,13043478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G2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G23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24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26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2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G28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29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tíz M.</text:p>
          </table:table-cell>
          <table:table-cell office:value-type="string" calcext:value-type="string">
            <text:p>Dayann Stephan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G30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G31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G32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G33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G34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http://goo.gl/forms/KgVz9Bc66i</text:p>
          </table:table-cell>
          <table:table-cell table:style-name="Default" table:number-columns-repeated="7"/>
        </table:table-row>
        <calcext:conditional-formats>
          <calcext:conditional-format calcext:target-range-address="'1101'.H2:'1101'.H34">
            <calcext:condition calcext:apply-style-name="Sin título2" calcext:value="&lt;3" calcext:base-cell-address="'1101'.H2"/>
            <calcext:condition calcext:apply-style-name="Heading" calcext:value="=0" calcext:base-cell-address="'1101'.H2"/>
          </calcext:conditional-format>
          <calcext:conditional-format calcext:target-range-address="'1101'.D2:'1101'.D2">
            <calcext:condition calcext:apply-style-name="Sin título2" calcext:value="&lt;3" calcext:base-cell-address="'1101'.D2"/>
          </calcext:conditional-format>
        </calcext:conditional-formats>
      </table:table>
      <table:table table:name="1102" table:style-name="ta1"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0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  <table:table-cell table:number-columns-repeated="4"/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3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table:number-columns-repeated="5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6"/>
        </table:table-row>
      </table:table>
      <table:table table:name="1103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4" table:default-cell-style-name="ce1"/>
        <table:table-column table:style-name="co10" table:default-cell-style-name="ce15"/>
        <table:table-column table:style-name="co10" table:default-cell-style-name="ce1"/>
        <table:table-column table:style-name="co17" table:default-cell-style-name="Default"/>
        <table:table-row table:style-name="ro1">
          <table:table-cell table:style-name="Default"/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Puntos</text:p>
          </table:table-cell>
          <table:table-cell table:style-name="Default" table:number-columns-repeated="4"/>
          <table:table-cell table:style-name="ce6" office:value-type="string" calcext:value-type="string">
            <text:p>Bim</text:p>
          </table:table-cell>
          <table:table-cell table:style-name="ce6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16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8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17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3"/>
          <table:table-cell table:formula="of:=[.H11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H13]*(4.5/23)" office:value-type="float" office:value="2.15217391304348" calcext:value-type="float">
            <text:p>2,15217391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5"/>
          <table:table-cell table:formula="of:=[.H1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15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5"/>
          <table:table-cell table:formula="of:=[.H17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[.H19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0]*(4.5/23)" office:value-type="float" office:value="2.93478260869565" calcext:value-type="float">
            <text:p>2,934782608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21]*(4.5/23)" office:value-type="float" office:value="2.34782608695652" calcext:value-type="float">
            <text:p>2,34782608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2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3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H24]*(4.5/23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5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6]*(4.5/23)" office:value-type="float" office:value="2.34782608695652" calcext:value-type="float">
            <text:p>2,347826087</text:p>
          </table:table-cell>
          <table:table-cell table:style-name="ce18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27]*(4.5/23)" office:value-type="float" office:value="2.54347826086957" calcext:value-type="float">
            <text:p>2,5434782609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8]*(4.5/23)" office:value-type="float" office:value="2.93478260869565" calcext:value-type="float">
            <text:p>2,934782608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29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0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H31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H32]*(4.5/23)" office:value-type="float" office:value="0" calcext:value-type="float">
            <text:p>0</text:p>
          </table:table-cell>
          <table:table-cell table:style-name="ce19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8" office:value-type="float" office:value="4.5" calcext:value-type="float">
            <text:p>4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2"/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formula="of:=[.H36]*(4.5/23)" office:value-type="float" office:value="2.54347826086957" calcext:value-type="float">
            <text:p>2,5434782609</text:p>
          </table:table-cell>
          <table:table-cell table:style-name="Default"/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6:'1103'.J26">
            <calcext:condition calcext:apply-style-name="Sin título3" calcext:value="&lt;3" calcext:base-cell-address="'1103'.J3"/>
          </calcext:conditional-format>
          <calcext:conditional-format calcext:target-range-address="'1103'.J10:'1103'.J10">
            <calcext:condition calcext:apply-style-name="Sin título3" calcext:value="&lt;3" calcext:base-cell-address="'1103'.J3"/>
          </calcext:conditional-format>
          <calcext:conditional-format calcext:target-range-address="'1103'.J32:'1103'.J32">
            <calcext:condition calcext:apply-style-name="Sin título3" calcext:value="&lt;3" calcext:base-cell-address="'1103'.J3"/>
          </calcext:conditional-format>
          <calcext:conditional-format calcext:target-range-address="'1103'.I2:'1103'.I36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K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32:00.321957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6T22:04:01.074578175</dc:date>
    <dc:creator>Germán Ramírez</dc:creator>
    <meta:editing-duration>P1DT14H58M17S</meta:editing-duration>
    <meta:editing-cycles>58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976" meta:object-count="0"/>
  </office:meta>
</office:document-meta>
</file>